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42cm"/>
    </style:style>
    <style:style style:name="co3" style:family="table-column">
      <style:table-column-properties fo:break-before="auto" style:column-width="11.792cm"/>
    </style:style>
    <style:style style:name="co4" style:family="table-column">
      <style:table-column-properties fo:break-before="auto" style:column-width="3.044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0.933cm"/>
    </style:style>
    <style:style style:name="co8" style:family="table-column">
      <style:table-column-properties fo:break-before="auto" style:column-width="0.8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0.6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/>
      <style:text-properties fo:color="#c9211e"/>
    </style:style>
    <style:style style:name="ce9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Midi Cha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alue</text:p>
          </table:table-cell>
          <table:table-cell office:value-type="string" calcext:value-type="string">
            <text:p>is note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table:formula="of:=COM.MICROSOFT.CONCAT(&quot;midiMap.addNode(&quot;; [.$F$2]; [.A2];[.$F$2];&quot;,&quot;;[.C2];&quot;,&quot;;[.D2];&quot;,&quot;;[.E2];&quot;)&quot;)" office:value-type="string" office:string-value="midiMap.addNode(“A0“,144,21,0)" calcext:value-type="string">
            <text:p>midiMap.addNode(“A0“,144,21,0)</text:p>
          </table:table-cell>
          <table:table-cell table:number-columns-repeated="2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C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-1" calcext:value-type="float">
            <text:p>-1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noteoff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3];[.$F$2];&quot;,&quot;;[.C3];&quot;,&quot;;[.D3];&quot;,&quot;;[.E3];&quot;)&quot;)" office:value-type="string" office:string-value="midiMap.addNode(“noteoff“,128,28,0)" calcext:value-type="string">
            <text:p>midiMap.addNode(“noteoff“,128,28,0)</text:p>
          </table:table-cell>
          <table:table-cell table:number-columns-repeated="2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C#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ontroll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&quot;midiMap.addNode(&quot;; [.$F$2]; [.A4];[.$F$2];&quot;,&quot;;[.C4];&quot;,&quot;;[.D4];&quot;,&quot;;[.E4];&quot;)&quot;)" office:value-type="string" office:string-value="midiMap.addNode(“controll“,176,35,0)" calcext:value-type="string">
            <text:p>midiMap.addNode(“controll“,176,35,0)</text:p>
          </table:table-cell>
          <table:table-cell table:number-columns-repeated="2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D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D#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E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F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4" calcext:value-type="float">
            <text:p>4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F#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G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G#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7" calcext:value-type="float">
            <text:p>7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A 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string" calcext:value-type="string">
            <text:p>"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A#</text:p>
          </table:table-cell>
          <table:table-cell table:style-name="ce7" office:value-type="string" calcext:value-type="string">
            <text:p>"</text:p>
          </table:table-cell>
          <table:table-cell table:style-name="ce9" office:value-type="string" calcext:value-type="string">
            <text:p>,</text:p>
          </table:table-cell>
          <table:table-cell table:style-name="ce10" office:value-type="string" calcext:value-type="string">
            <text:p>"</text:p>
          </table:table-cell>
          <table:table-cell table:style-name="ce11" office:value-type="float" office:value="9" calcext:value-type="float">
            <text:p>9</text:p>
          </table:table-cell>
          <table:table-cell table:style-name="ce10" office:value-type="string" calcext:value-type="string">
            <text:p>"</text:p>
          </table:table-cell>
          <table:table-cell/>
        </table:table-row>
        <table:table-row table:style-name="ro1">
          <table:table-cell table:number-columns-repeated="9"/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B </text:p>
          </table:table-cell>
          <table:table-cell table:style-name="ce7" office:value-type="string" calcext:value-type="string">
            <text:p>"</text:p>
          </table:table-cell>
          <table:table-cell table:style-name="ce9"/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8" table:formula="of:=COM.MICROSOFT.CONCAT(&quot;{&quot;;[.J2:.M13];&quot;}&quot;)" office:value-type="string" office:string-value="{&quot;C &quot;,&quot;C#&quot;,&quot;D &quot;,&quot;D#&quot;,&quot;E &quot;,&quot;F &quot;,&quot;F#&quot;,&quot;G &quot;,&quot;G#&quot;,&quot;A &quot;,&quot;A#&quot;,&quot;B &quot;}" calcext:value-type="string">
            <text:p>{"C ","C#","D ","D#","E ","F ","F#","G ","G#","A ","A#","B "}</text:p>
          </table:table-cell>
          <table:table-cell table:number-columns-repeated="3"/>
          <table:table-cell table:formula="of:=COM.MICROSOFT.CONCAT(&quot;{&quot;;[.N2:.Q12];&quot;}&quot;)" office:value-type="string" office:string-value="{&quot;-1&quot;,&quot;0&quot;,&quot;1&quot;,&quot;2&quot;,&quot;3&quot;,&quot;4&quot;,&quot;5&quot;,&quot;6&quot;,&quot;7&quot;,&quot;8&quot;,&quot;9&quot;}" calcext:value-type="string">
            <text:p>{"-1","0","1","2","3","4","5","6","7","8","9"}</text:p>
          </table:table-cell>
          <table:table-cell table:number-columns-repeated="3"/>
        </table:table-row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JAVSCRIPS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ITCH_VCO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30];[.$F$2];&quot;,&quot;;[.C30];&quot;,&quot;;[.D30];&quot;,&quot;;[.E30];&quot;,&quot;;[.F30];&quot;,&quot;;[.P30];&quot;);&quot;)" office:value-type="string" office:string-value="midiMap.addNode(“PITCH_VCO2“,1,35,0,0,0);" calcext:value-type="string">
            <text:p>midiMap.addNode(“PITCH_VCO2“,1,35,0,0,0);</text:p>
          </table:table-cell>
          <table:table-cell table:formula="of:=COM.MICROSOFT.CONCAT(&quot;'&quot;;[.A30];&quot;'&quot;;&quot;,&quot;;1;&quot;,&quot;;[.D30];&quot;,&quot;;[.E30];&quot;,&quot;;0;&quot;,&quot;;-1)" office:value-type="string" office:string-value="'PITCH_VCO2',1,35,0,0,-1" calcext:value-type="string">
            <text:p>'PITCH_VCO2',1,35,0,0,-1</text:p>
          </table:table-cell>
          <table:table-cell table:style-name="ce19" table:formula="of:=COM.MICROSOFT.CONCAT(&quot;midiControls.push(Array(&quot;;[.P30];&quot;,&quot;;[.H30];&quot;));&quot;)" office:value-type="string" office:string-value="midiControls.push(Array(0,'PITCH_VCO2',1,35,0,0,-1));" calcext:value-type="string">
            <text:p>midiControls.push(Array(0,'PITCH_VCO2',1,35,0,0,-1));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SHAPE_VCO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31];[.$F$2];&quot;,&quot;;[.C31];&quot;,&quot;;[.D31];&quot;,&quot;;[.E31];&quot;,&quot;;[.F31];&quot;,&quot;;[.P31];&quot;);&quot;)" office:value-type="string" office:string-value="midiMap.addNode(“SHAPE_VCO1“,1,36,0,0,1);" calcext:value-type="string">
            <text:p>midiMap.addNode(“SHAPE_VCO1“,1,36,0,0,1);</text:p>
          </table:table-cell>
          <table:table-cell table:formula="of:=COM.MICROSOFT.CONCAT(&quot;'&quot;;[.A31];&quot;'&quot;;&quot;,&quot;;1;&quot;,&quot;;[.D31];&quot;,&quot;;[.E31];&quot;,&quot;;0;&quot;,&quot;;-1)" office:value-type="string" office:string-value="'SHAPE_VCO1',1,36,0,0,-1" calcext:value-type="string">
            <text:p>'SHAPE_VCO1',1,36,0,0,-1</text:p>
          </table:table-cell>
          <table:table-cell table:style-name="ce19" table:formula="of:=COM.MICROSOFT.CONCAT(&quot;midiControls.push(Array(&quot;;[.P31];&quot;,&quot;;[.H31];&quot;));&quot;)" office:value-type="string" office:string-value="midiControls.push(Array(1,'SHAPE_VCO1',1,36,0,0,-1));" calcext:value-type="string">
            <text:p>midiControls.push(Array(1,'SHAPE_VCO1',1,36,0,0,-1))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SHAPE_VCO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32];[.$F$2];&quot;,&quot;;[.C32];&quot;,&quot;;[.D32];&quot;,&quot;;[.E32];&quot;,&quot;;[.F32];&quot;,&quot;;[.P32];&quot;);&quot;)" office:value-type="string" office:string-value="midiMap.addNode(“SHAPE_VCO2“,1,37,0,0,2);" calcext:value-type="string">
            <text:p>midiMap.addNode(“SHAPE_VCO2“,1,37,0,0,2);</text:p>
          </table:table-cell>
          <table:table-cell table:formula="of:=COM.MICROSOFT.CONCAT(&quot;'&quot;;[.A32];&quot;'&quot;;&quot;,&quot;;1;&quot;,&quot;;[.D32];&quot;,&quot;;[.E32];&quot;,&quot;;0;&quot;,&quot;;-1)" office:value-type="string" office:string-value="'SHAPE_VCO2',1,37,0,0,-1" calcext:value-type="string">
            <text:p>'SHAPE_VCO2',1,37,0,0,-1</text:p>
          </table:table-cell>
          <table:table-cell table:style-name="ce19" table:formula="of:=COM.MICROSOFT.CONCAT(&quot;midiControls.push(Array(&quot;;[.P32];&quot;,&quot;;[.H32];&quot;));&quot;)" office:value-type="string" office:string-value="midiControls.push(Array(2,'SHAPE_VCO2',1,37,0,0,-1));" calcext:value-type="string">
            <text:p>midiControls.push(Array(2,'SHAPE_VCO2',1,37,0,0,-1));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LEVEL_VCO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33];[.$F$2];&quot;,&quot;;[.C33];&quot;,&quot;;[.D33];&quot;,&quot;;[.E33];&quot;,&quot;;[.F33];&quot;,&quot;;[.P33];&quot;);&quot;)" office:value-type="string" office:string-value="midiMap.addNode(“LEVEL_VCO1“,1,39,0,0,3);" calcext:value-type="string">
            <text:p>midiMap.addNode(“LEVEL_VCO1“,1,39,0,0,3);</text:p>
          </table:table-cell>
          <table:table-cell table:formula="of:=COM.MICROSOFT.CONCAT(&quot;'&quot;;[.A33];&quot;'&quot;;&quot;,&quot;;1;&quot;,&quot;;[.D33];&quot;,&quot;;[.E33];&quot;,&quot;;0;&quot;,&quot;;-1)" office:value-type="string" office:string-value="'LEVEL_VCO1',1,39,0,0,-1" calcext:value-type="string">
            <text:p>'LEVEL_VCO1',1,39,0,0,-1</text:p>
          </table:table-cell>
          <table:table-cell table:style-name="ce19" table:formula="of:=COM.MICROSOFT.CONCAT(&quot;midiControls.push(Array(&quot;;[.P33];&quot;,&quot;;[.H33];&quot;));&quot;)" office:value-type="string" office:string-value="midiControls.push(Array(3,'LEVEL_VCO1',1,39,0,0,-1));" calcext:value-type="string">
            <text:p>midiControls.push(Array(3,'LEVEL_VCO1',1,39,0,0,-1));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LEVEL_VCO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34];[.$F$2];&quot;,&quot;;[.C34];&quot;,&quot;;[.D34];&quot;,&quot;;[.E34];&quot;,&quot;;[.F34];&quot;,&quot;;[.P34];&quot;);&quot;)" office:value-type="string" office:string-value="midiMap.addNode(“LEVEL_VCO2“,1,40,0,0,4);" calcext:value-type="string">
            <text:p>midiMap.addNode(“LEVEL_VCO2“,1,40,0,0,4);</text:p>
          </table:table-cell>
          <table:table-cell table:formula="of:=COM.MICROSOFT.CONCAT(&quot;'&quot;;[.A34];&quot;'&quot;;&quot;,&quot;;1;&quot;,&quot;;[.D34];&quot;,&quot;;[.E34];&quot;,&quot;;0;&quot;,&quot;;-1)" office:value-type="string" office:string-value="'LEVEL_VCO2',1,40,0,0,-1" calcext:value-type="string">
            <text:p>'LEVEL_VCO2',1,40,0,0,-1</text:p>
          </table:table-cell>
          <table:table-cell table:style-name="ce19" table:formula="of:=COM.MICROSOFT.CONCAT(&quot;midiControls.push(Array(&quot;;[.P34];&quot;,&quot;;[.H34];&quot;));&quot;)" office:value-type="string" office:string-value="midiControls.push(Array(4,'LEVEL_VCO2',1,40,0,0,-1));" calcext:value-type="string">
            <text:p>midiControls.push(Array(4,'LEVEL_VCO2',1,40,0,0,-1));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string" calcext:value-type="string">
            <text:p>CUTO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35];[.$F$2];&quot;,&quot;;[.C35];&quot;,&quot;;[.D35];&quot;,&quot;;[.E35];&quot;,&quot;;[.F35];&quot;,&quot;;[.P35];&quot;);&quot;)" office:value-type="string" office:string-value="midiMap.addNode(“CUTOFF“,1,43,0,0,5);" calcext:value-type="string">
            <text:p>midiMap.addNode(“CUTOFF“,1,43,0,0,5);</text:p>
          </table:table-cell>
          <table:table-cell table:formula="of:=COM.MICROSOFT.CONCAT(&quot;'&quot;;[.A35];&quot;'&quot;;&quot;,&quot;;1;&quot;,&quot;;[.D35];&quot;,&quot;;[.E35];&quot;,&quot;;0;&quot;,&quot;;-1)" office:value-type="string" office:string-value="'CUTOFF',1,43,0,0,-1" calcext:value-type="string">
            <text:p>'CUTOFF',1,43,0,0,-1</text:p>
          </table:table-cell>
          <table:table-cell table:style-name="ce19" table:formula="of:=COM.MICROSOFT.CONCAT(&quot;midiControls.push(Array(&quot;;[.P35];&quot;,&quot;;[.H35];&quot;));&quot;)" office:value-type="string" office:string-value="midiControls.push(Array(5,'CUTOFF',1,43,0,0,-1));" calcext:value-type="string">
            <text:p>midiControls.push(Array(5,'CUTOFF',1,43,0,0,-1));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RESONANC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36];[.$F$2];&quot;,&quot;;[.C36];&quot;,&quot;;[.D36];&quot;,&quot;;[.E36];&quot;,&quot;;[.F36];&quot;,&quot;;[.P36];&quot;);&quot;)" office:value-type="string" office:string-value="midiMap.addNode(“RESONANCE“,1,44,0,0,6);" calcext:value-type="string">
            <text:p>midiMap.addNode(“RESONANCE“,1,44,0,0,6);</text:p>
          </table:table-cell>
          <table:table-cell table:formula="of:=COM.MICROSOFT.CONCAT(&quot;'&quot;;[.A36];&quot;'&quot;;&quot;,&quot;;1;&quot;,&quot;;[.D36];&quot;,&quot;;[.E36];&quot;,&quot;;0;&quot;,&quot;;-1)" office:value-type="string" office:string-value="'RESONANCE',1,44,0,0,-1" calcext:value-type="string">
            <text:p>'RESONANCE',1,44,0,0,-1</text:p>
          </table:table-cell>
          <table:table-cell table:style-name="ce19" table:formula="of:=COM.MICROSOFT.CONCAT(&quot;midiControls.push(Array(&quot;;[.P36];&quot;,&quot;;[.H36];&quot;));&quot;)" office:value-type="string" office:string-value="midiControls.push(Array(6,'RESONANCE',1,44,0,0,-1));" calcext:value-type="string">
            <text:p>midiControls.push(Array(6,'RESONANCE',1,44,0,0,-1));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" office:value-type="string" calcext:value-type="string">
            <text:p>EG_ATTACK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37];[.$F$2];&quot;,&quot;;[.C37];&quot;,&quot;;[.D37];&quot;,&quot;;[.E37];&quot;,&quot;;[.F37];&quot;,&quot;;[.P37];&quot;);&quot;)" office:value-type="string" office:string-value="midiMap.addNode(“EG_ATTACK“,1,16,0,0,7);" calcext:value-type="string">
            <text:p>midiMap.addNode(“EG_ATTACK“,1,16,0,0,7);</text:p>
          </table:table-cell>
          <table:table-cell table:formula="of:=COM.MICROSOFT.CONCAT(&quot;'&quot;;[.A37];&quot;'&quot;;&quot;,&quot;;1;&quot;,&quot;;[.D37];&quot;,&quot;;[.E37];&quot;,&quot;;0;&quot;,&quot;;-1)" office:value-type="string" office:string-value="'EG_ATTACK',1,16,0,0,-1" calcext:value-type="string">
            <text:p>'EG_ATTACK',1,16,0,0,-1</text:p>
          </table:table-cell>
          <table:table-cell table:style-name="ce19" table:formula="of:=COM.MICROSOFT.CONCAT(&quot;midiControls.push(Array(&quot;;[.P37];&quot;,&quot;;[.H37];&quot;));&quot;)" office:value-type="string" office:string-value="midiControls.push(Array(7,'EG_ATTACK',1,16,0,0,-1));" calcext:value-type="string">
            <text:p>midiControls.push(Array(7,'EG_ATTACK',1,16,0,0,-1));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string" calcext:value-type="string">
            <text:p>EG_DECA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38];[.$F$2];&quot;,&quot;;[.C38];&quot;,&quot;;[.D38];&quot;,&quot;;[.E38];&quot;,&quot;;[.F38];&quot;,&quot;;[.P38];&quot;);&quot;)" office:value-type="string" office:string-value="midiMap.addNode(“EG_DECAY“,1,17,0,0,8);" calcext:value-type="string">
            <text:p>midiMap.addNode(“EG_DECAY“,1,17,0,0,8);</text:p>
          </table:table-cell>
          <table:table-cell table:formula="of:=COM.MICROSOFT.CONCAT(&quot;'&quot;;[.A38];&quot;'&quot;;&quot;,&quot;;1;&quot;,&quot;;[.D38];&quot;,&quot;;[.E38];&quot;,&quot;;0;&quot;,&quot;;-1)" office:value-type="string" office:string-value="'EG_DECAY',1,17,0,0,-1" calcext:value-type="string">
            <text:p>'EG_DECAY',1,17,0,0,-1</text:p>
          </table:table-cell>
          <table:table-cell table:style-name="ce19" table:formula="of:=COM.MICROSOFT.CONCAT(&quot;midiControls.push(Array(&quot;;[.P38];&quot;,&quot;;[.H38];&quot;));&quot;)" office:value-type="string" office:string-value="midiControls.push(Array(8,'EG_DECAY',1,17,0,0,-1));" calcext:value-type="string">
            <text:p>midiControls.push(Array(8,'EG_DECAY',1,17,0,0,-1));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string" calcext:value-type="string">
            <text:p>EG_I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39];[.$F$2];&quot;,&quot;;[.C39];&quot;,&quot;;[.D39];&quot;,&quot;;[.E39];&quot;,&quot;;[.F39];&quot;,&quot;;[.P39];&quot;);&quot;)" office:value-type="string" office:string-value="midiMap.addNode(“EG_INT“,1,25,0,0,9);" calcext:value-type="string">
            <text:p>midiMap.addNode(“EG_INT“,1,25,0,0,9);</text:p>
          </table:table-cell>
          <table:table-cell table:formula="of:=COM.MICROSOFT.CONCAT(&quot;'&quot;;[.A39];&quot;'&quot;;&quot;,&quot;;1;&quot;,&quot;;[.D39];&quot;,&quot;;[.E39];&quot;,&quot;;0;&quot;,&quot;;-1)" office:value-type="string" office:string-value="'EG_INT',1,25,0,0,-1" calcext:value-type="string">
            <text:p>'EG_INT',1,25,0,0,-1</text:p>
          </table:table-cell>
          <table:table-cell table:style-name="ce19" table:formula="of:=COM.MICROSOFT.CONCAT(&quot;midiControls.push(Array(&quot;;[.P39];&quot;,&quot;;[.H39];&quot;));&quot;)" office:value-type="string" office:string-value="midiControls.push(Array(9,'EG_INT',1,25,0,0,-1));" calcext:value-type="string">
            <text:p>midiControls.push(Array(9,'EG_INT',1,25,0,0,-1));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office:value-type="string" calcext:value-type="string">
            <text:p>LFO_RAT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40];[.$F$2];&quot;,&quot;;[.C40];&quot;,&quot;;[.D40];&quot;,&quot;;[.E40];&quot;,&quot;;[.F40];&quot;,&quot;;[.P40];&quot;);&quot;)" office:value-type="string" office:string-value="midiMap.addNode(“LFO_RATE“,1,24,0,0,10);" calcext:value-type="string">
            <text:p>midiMap.addNode(“LFO_RATE“,1,24,0,0,10);</text:p>
          </table:table-cell>
          <table:table-cell table:formula="of:=COM.MICROSOFT.CONCAT(&quot;'&quot;;[.A40];&quot;'&quot;;&quot;,&quot;;1;&quot;,&quot;;[.D40];&quot;,&quot;;[.E40];&quot;,&quot;;0;&quot;,&quot;;-1)" office:value-type="string" office:string-value="'LFO_RATE',1,24,0,0,-1" calcext:value-type="string">
            <text:p>'LFO_RATE',1,24,0,0,-1</text:p>
          </table:table-cell>
          <table:table-cell table:style-name="ce19" table:formula="of:=COM.MICROSOFT.CONCAT(&quot;midiControls.push(Array(&quot;;[.P40];&quot;,&quot;;[.H40];&quot;));&quot;)" office:value-type="string" office:string-value="midiControls.push(Array(10,'LFO_RATE',1,24,0,0,-1));" calcext:value-type="string">
            <text:p>midiControls.push(Array(10,'LFO_RATE',1,24,0,0,-1));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LFO_DEPTH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41];[.$F$2];&quot;,&quot;;[.C41];&quot;,&quot;;[.D41];&quot;,&quot;;[.E41];&quot;,&quot;;[.F41];&quot;,&quot;;[.P41];&quot;);&quot;)" office:value-type="string" office:string-value="midiMap.addNode(“LFO_DEPTH“,1,26,0,0,11);" calcext:value-type="string">
            <text:p>midiMap.addNode(“LFO_DEPTH“,1,26,0,0,11);</text:p>
          </table:table-cell>
          <table:table-cell table:formula="of:=COM.MICROSOFT.CONCAT(&quot;'&quot;;[.A41];&quot;'&quot;;&quot;,&quot;;1;&quot;,&quot;;[.D41];&quot;,&quot;;[.E41];&quot;,&quot;;0;&quot;,&quot;;-1)" office:value-type="string" office:string-value="'LFO_DEPTH',1,26,0,0,-1" calcext:value-type="string">
            <text:p>'LFO_DEPTH',1,26,0,0,-1</text:p>
          </table:table-cell>
          <table:table-cell table:style-name="ce19" table:formula="of:=COM.MICROSOFT.CONCAT(&quot;midiControls.push(Array(&quot;;[.P41];&quot;,&quot;;[.H41];&quot;));&quot;)" office:value-type="string" office:string-value="midiControls.push(Array(11,'LFO_DEPTH',1,26,0,0,-1));" calcext:value-type="string">
            <text:p>midiControls.push(Array(11,'LFO_DEPTH',1,26,0,0,-1));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3" office:value-type="string" calcext:value-type="string">
            <text:p>OCTAVE_VCO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42];[.$F$2];&quot;,&quot;;[.C42];&quot;,&quot;;[.D42];&quot;,&quot;;[.E42];&quot;,&quot;;[.F42];&quot;,&quot;;[.P42];&quot;);&quot;)" office:value-type="string" office:string-value="midiMap.addNode(“OCTAVE_VCO2“,1,49,0,0,12);" calcext:value-type="string">
            <text:p>midiMap.addNode(“OCTAVE_VCO2“,1,49,0,0,12);</text:p>
          </table:table-cell>
          <table:table-cell table:formula="of:=COM.MICROSOFT.CONCAT(&quot;'&quot;;[.A42];&quot;'&quot;;&quot;,&quot;;1;&quot;,&quot;;[.D42];&quot;,&quot;;[.E42];&quot;,&quot;;0;&quot;,&quot;;-1)" office:value-type="string" office:string-value="'OCTAVE_VCO2',1,49,0,0,-1" calcext:value-type="string">
            <text:p>'OCTAVE_VCO2',1,49,0,0,-1</text:p>
          </table:table-cell>
          <table:table-cell table:style-name="ce19" table:formula="of:=COM.MICROSOFT.CONCAT(&quot;midiControls.push(Array(&quot;;[.P42];&quot;,&quot;;[.H42];&quot;));&quot;)" office:value-type="string" office:string-value="midiControls.push(Array(12,'OCTAVE_VCO2',1,49,0,0,-1));" calcext:value-type="string">
            <text:p>midiControls.push(Array(12,'OCTAVE_VCO2',1,49,0,0,-1));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3" office:value-type="string" calcext:value-type="string">
            <text:p>WAVE_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43];[.$F$2];&quot;,&quot;;[.C43];&quot;,&quot;;[.D43];&quot;,&quot;;[.E43];&quot;,&quot;;[.F43];&quot;,&quot;;[.P43];&quot;);&quot;)" office:value-type="string" office:string-value="midiMap.addNode(“WAVE_1“,1,50,0,0,13);" calcext:value-type="string">
            <text:p>midiMap.addNode(“WAVE_1“,1,50,0,0,13);</text:p>
          </table:table-cell>
          <table:table-cell table:formula="of:=COM.MICROSOFT.CONCAT(&quot;'&quot;;[.A43];&quot;'&quot;;&quot;,&quot;;1;&quot;,&quot;;[.D43];&quot;,&quot;;[.E43];&quot;,&quot;;0;&quot;,&quot;;-1)" office:value-type="string" office:string-value="'WAVE_1',1,50,0,0,-1" calcext:value-type="string">
            <text:p>'WAVE_1',1,50,0,0,-1</text:p>
          </table:table-cell>
          <table:table-cell table:style-name="ce19" table:formula="of:=COM.MICROSOFT.CONCAT(&quot;midiControls.push(Array(&quot;;[.P43];&quot;,&quot;;[.H43];&quot;));&quot;)" office:value-type="string" office:string-value="midiControls.push(Array(13,'WAVE_1',1,50,0,0,-1));" calcext:value-type="string">
            <text:p>midiControls.push(Array(13,'WAVE_1',1,50,0,0,-1));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3" office:value-type="string" calcext:value-type="string">
            <text:p>WAVE_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44];[.$F$2];&quot;,&quot;;[.C44];&quot;,&quot;;[.D44];&quot;,&quot;;[.E44];&quot;,&quot;;[.F44];&quot;,&quot;;[.P44];&quot;);&quot;)" office:value-type="string" office:string-value="midiMap.addNode(“WAVE_2“,1,51,0,0,14);" calcext:value-type="string">
            <text:p>midiMap.addNode(“WAVE_2“,1,51,0,0,14);</text:p>
          </table:table-cell>
          <table:table-cell table:formula="of:=COM.MICROSOFT.CONCAT(&quot;'&quot;;[.A44];&quot;'&quot;;&quot;,&quot;;1;&quot;,&quot;;[.D44];&quot;,&quot;;[.E44];&quot;,&quot;;0;&quot;,&quot;;-1)" office:value-type="string" office:string-value="'WAVE_2',1,51,0,0,-1" calcext:value-type="string">
            <text:p>'WAVE_2',1,51,0,0,-1</text:p>
          </table:table-cell>
          <table:table-cell table:style-name="ce19" table:formula="of:=COM.MICROSOFT.CONCAT(&quot;midiControls.push(Array(&quot;;[.P44];&quot;,&quot;;[.H44];&quot;));&quot;)" office:value-type="string" office:string-value="midiControls.push(Array(14,'WAVE_2',1,51,0,0,-1));" calcext:value-type="string">
            <text:p>midiControls.push(Array(14,'WAVE_2',1,51,0,0,-1));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string" calcext:value-type="string">
            <text:p>SYNC_R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45];[.$F$2];&quot;,&quot;;[.C45];&quot;,&quot;;[.D45];&quot;,&quot;;[.E45];&quot;,&quot;;[.F45];&quot;,&quot;;[.P45];&quot;);&quot;)" office:value-type="string" office:string-value="midiMap.addNode(“SYNC_RING“,1,60,0,0,15);" calcext:value-type="string">
            <text:p>midiMap.addNode(“SYNC_RING“,1,60,0,0,15);</text:p>
          </table:table-cell>
          <table:table-cell table:formula="of:=COM.MICROSOFT.CONCAT(&quot;'&quot;;[.A45];&quot;'&quot;;&quot;,&quot;;1;&quot;,&quot;;[.D45];&quot;,&quot;;[.E45];&quot;,&quot;;0;&quot;,&quot;;-1)" office:value-type="string" office:string-value="'SYNC_RING',1,60,0,0,-1" calcext:value-type="string">
            <text:p>'SYNC_RING',1,60,0,0,-1</text:p>
          </table:table-cell>
          <table:table-cell table:style-name="ce19" table:formula="of:=COM.MICROSOFT.CONCAT(&quot;midiControls.push(Array(&quot;;[.P45];&quot;,&quot;;[.H45];&quot;));&quot;)" office:value-type="string" office:string-value="midiControls.push(Array(15,'SYNC_RING',1,60,0,0,-1));" calcext:value-type="string">
            <text:p>midiControls.push(Array(15,'SYNC_RING',1,60,0,0,-1));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string" calcext:value-type="string">
            <text:p>DRIV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46];[.$F$2];&quot;,&quot;;[.C46];&quot;,&quot;;[.D46];&quot;,&quot;;[.E46];&quot;,&quot;;[.F46];&quot;,&quot;;[.P46];&quot;);&quot;)" office:value-type="string" office:string-value="midiMap.addNode(“DRIVE“,1,28,0,0,16);" calcext:value-type="string">
            <text:p>midiMap.addNode(“DRIVE“,1,28,0,0,16);</text:p>
          </table:table-cell>
          <table:table-cell table:formula="of:=COM.MICROSOFT.CONCAT(&quot;'&quot;;[.A46];&quot;'&quot;;&quot;,&quot;;1;&quot;,&quot;;[.D46];&quot;,&quot;;[.E46];&quot;,&quot;;0;&quot;,&quot;;-1)" office:value-type="string" office:string-value="'DRIVE',1,28,0,0,-1" calcext:value-type="string">
            <text:p>'DRIVE',1,28,0,0,-1</text:p>
          </table:table-cell>
          <table:table-cell table:style-name="ce19" table:formula="of:=COM.MICROSOFT.CONCAT(&quot;midiControls.push(Array(&quot;;[.P46];&quot;,&quot;;[.H46];&quot;));&quot;)" office:value-type="string" office:string-value="midiControls.push(Array(16,'DRIVE',1,28,0,0,-1));" calcext:value-type="string">
            <text:p>midiControls.push(Array(16,'DRIVE',1,28,0,0,-1));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" office:value-type="string" calcext:value-type="string">
            <text:p>EG_TY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47];[.$F$2];&quot;,&quot;;[.C47];&quot;,&quot;;[.D47];&quot;,&quot;;[.E47];&quot;,&quot;;[.F47];&quot;,&quot;;[.P47];&quot;);&quot;)" office:value-type="string" office:string-value="midiMap.addNode(“EG_TYPE“,1,61,0,0,17);" calcext:value-type="string">
            <text:p>midiMap.addNode(“EG_TYPE“,1,61,0,0,17);</text:p>
          </table:table-cell>
          <table:table-cell table:formula="of:=COM.MICROSOFT.CONCAT(&quot;'&quot;;[.A47];&quot;'&quot;;&quot;,&quot;;1;&quot;,&quot;;[.D47];&quot;,&quot;;[.E47];&quot;,&quot;;0;&quot;,&quot;;-1)" office:value-type="string" office:string-value="'EG_TYPE',1,61,0,0,-1" calcext:value-type="string">
            <text:p>'EG_TYPE',1,61,0,0,-1</text:p>
          </table:table-cell>
          <table:table-cell table:style-name="ce19" table:formula="of:=COM.MICROSOFT.CONCAT(&quot;midiControls.push(Array(&quot;;[.P47];&quot;,&quot;;[.H47];&quot;));&quot;)" office:value-type="string" office:string-value="midiControls.push(Array(17,'EG_TYPE',1,61,0,0,-1));" calcext:value-type="string">
            <text:p>midiControls.push(Array(17,'EG_TYPE',1,61,0,0,-1));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3" office:value-type="string" calcext:value-type="string">
            <text:p>EG_TARG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48];[.$F$2];&quot;,&quot;;[.C48];&quot;,&quot;;[.D48];&quot;,&quot;;[.E48];&quot;,&quot;;[.F48];&quot;,&quot;;[.P48];&quot;);&quot;)" office:value-type="string" office:string-value="midiMap.addNode(“EG_TARGET“,1,62,0,0,18);" calcext:value-type="string">
            <text:p>midiMap.addNode(“EG_TARGET“,1,62,0,0,18);</text:p>
          </table:table-cell>
          <table:table-cell table:formula="of:=COM.MICROSOFT.CONCAT(&quot;'&quot;;[.A48];&quot;'&quot;;&quot;,&quot;;1;&quot;,&quot;;[.D48];&quot;,&quot;;[.E48];&quot;,&quot;;0;&quot;,&quot;;-1)" office:value-type="string" office:string-value="'EG_TARGET',1,62,0,0,-1" calcext:value-type="string">
            <text:p>'EG_TARGET',1,62,0,0,-1</text:p>
          </table:table-cell>
          <table:table-cell table:style-name="ce19" table:formula="of:=COM.MICROSOFT.CONCAT(&quot;midiControls.push(Array(&quot;;[.P48];&quot;,&quot;;[.H48];&quot;));&quot;)" office:value-type="string" office:string-value="midiControls.push(Array(18,'EG_TARGET',1,62,0,0,-1));" calcext:value-type="string">
            <text:p>midiControls.push(Array(18,'EG_TARGET',1,62,0,0,-1));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3" office:value-type="string" calcext:value-type="string">
            <text:p>LFO_TARG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49];[.$F$2];&quot;,&quot;;[.C49];&quot;,&quot;;[.D49];&quot;,&quot;;[.E49];&quot;,&quot;;[.F49];&quot;,&quot;;[.P49];&quot;);&quot;)" office:value-type="string" office:string-value="midiMap.addNode(“LFO_TARGET“,1,56,0,0,19);" calcext:value-type="string">
            <text:p>midiMap.addNode(“LFO_TARGET“,1,56,0,0,19);</text:p>
          </table:table-cell>
          <table:table-cell table:formula="of:=COM.MICROSOFT.CONCAT(&quot;'&quot;;[.A49];&quot;'&quot;;&quot;,&quot;;1;&quot;,&quot;;[.D49];&quot;,&quot;;[.E49];&quot;,&quot;;0;&quot;,&quot;;-1)" office:value-type="string" office:string-value="'LFO_TARGET',1,56,0,0,-1" calcext:value-type="string">
            <text:p>'LFO_TARGET',1,56,0,0,-1</text:p>
          </table:table-cell>
          <table:table-cell table:style-name="ce19" table:formula="of:=COM.MICROSOFT.CONCAT(&quot;midiControls.push(Array(&quot;;[.P49];&quot;,&quot;;[.H49];&quot;));&quot;)" office:value-type="string" office:string-value="midiControls.push(Array(19,'LFO_TARGET',1,56,0,0,-1));" calcext:value-type="string">
            <text:p>midiControls.push(Array(19,'LFO_TARGET',1,56,0,0,-1));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office:value-type="string" calcext:value-type="string">
            <text:p>LFO_WAV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50];[.$F$2];&quot;,&quot;;[.C50];&quot;,&quot;;[.D50];&quot;,&quot;;[.E50];&quot;,&quot;;[.F50];&quot;,&quot;;[.P50];&quot;);&quot;)" office:value-type="string" office:string-value="midiMap.addNode(“LFO_WAVE“,1,58,0,0,20);" calcext:value-type="string">
            <text:p>midiMap.addNode(“LFO_WAVE“,1,58,0,0,20);</text:p>
          </table:table-cell>
          <table:table-cell table:formula="of:=COM.MICROSOFT.CONCAT(&quot;'&quot;;[.A50];&quot;'&quot;;&quot;,&quot;;1;&quot;,&quot;;[.D50];&quot;,&quot;;[.E50];&quot;,&quot;;0;&quot;,&quot;;-1)" office:value-type="string" office:string-value="'LFO_WAVE',1,58,0,0,-1" calcext:value-type="string">
            <text:p>'LFO_WAVE',1,58,0,0,-1</text:p>
          </table:table-cell>
          <table:table-cell table:style-name="ce19" table:formula="of:=COM.MICROSOFT.CONCAT(&quot;midiControls.push(Array(&quot;;[.P50];&quot;,&quot;;[.H50];&quot;));&quot;)" office:value-type="string" office:string-value="midiControls.push(Array(20,'LFO_WAVE',1,58,0,0,-1));" calcext:value-type="string">
            <text:p>midiControls.push(Array(20,'LFO_WAVE',1,58,0,0,-1));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string" calcext:value-type="string">
            <text:p>LFO_MOD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51];[.$F$2];&quot;,&quot;;[.C51];&quot;,&quot;;[.D51];&quot;,&quot;;[.E51];&quot;,&quot;;[.F51];&quot;,&quot;;[.P51];&quot;);&quot;)" office:value-type="string" office:string-value="midiMap.addNode(“LFO_MODE“,1,59,0,0,21);" calcext:value-type="string">
            <text:p>midiMap.addNode(“LFO_MODE“,1,59,0,0,21);</text:p>
          </table:table-cell>
          <table:table-cell table:formula="of:=COM.MICROSOFT.CONCAT(&quot;'&quot;;[.A51];&quot;'&quot;;&quot;,&quot;;1;&quot;,&quot;;[.D51];&quot;,&quot;;[.E51];&quot;,&quot;;0;&quot;,&quot;;-1)" office:value-type="string" office:string-value="'LFO_MODE',1,59,0,0,-1" calcext:value-type="string">
            <text:p>'LFO_MODE',1,59,0,0,-1</text:p>
          </table:table-cell>
          <table:table-cell table:style-name="ce19" table:formula="of:=COM.MICROSOFT.CONCAT(&quot;midiControls.push(Array(&quot;;[.P51];&quot;,&quot;;[.H51];&quot;));&quot;)" office:value-type="string" office:string-value="midiControls.push(Array(21,'LFO_MODE',1,59,0,0,-1));" calcext:value-type="string">
            <text:p>midiControls.push(Array(21,'LFO_MODE',1,59,0,0,-1));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3" office:value-type="string" calcext:value-type="string">
            <text:p>AUDIO_O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52];[.$F$2];&quot;,&quot;;[.C52];&quot;,&quot;;[.D52];&quot;,&quot;;[.E52];&quot;,&quot;;[.F52];&quot;,&quot;;[.P52];&quot;);&quot;)" office:value-type="string" office:string-value="midiMap.addNode(“AUDIO_OFF“,1,120,0,0,22);" calcext:value-type="string">
            <text:p>midiMap.addNode(“AUDIO_OFF“,1,120,0,0,22);</text:p>
          </table:table-cell>
          <table:table-cell table:formula="of:=COM.MICROSOFT.CONCAT(&quot;'&quot;;[.A52];&quot;'&quot;;&quot;,&quot;;1;&quot;,&quot;;[.D52];&quot;,&quot;;[.E52];&quot;,&quot;;0;&quot;,&quot;;-1)" office:value-type="string" office:string-value="'AUDIO_OFF',1,120,0,0,-1" calcext:value-type="string">
            <text:p>'AUDIO_OFF',1,120,0,0,-1</text:p>
          </table:table-cell>
          <table:table-cell table:style-name="ce19" table:formula="of:=COM.MICROSOFT.CONCAT(&quot;midiControls.push(Array(&quot;;[.P52];&quot;,&quot;;[.H52];&quot;));&quot;)" office:value-type="string" office:string-value="midiControls.push(Array(22,'AUDIO_OFF',1,120,0,0,-1));" calcext:value-type="string">
            <text:p>midiControls.push(Array(22,'AUDIO_OFF',1,120,0,0,-1));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ESET_CONTRO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midiMap.addNode(&quot;; [.$F$2]; [.A53];[.$F$2];&quot;,&quot;;[.C53];&quot;,&quot;;[.D53];&quot;,&quot;;[.E53];&quot;,&quot;;[.F53];&quot;,&quot;;[.P53];&quot;);&quot;)" office:value-type="string" office:string-value="midiMap.addNode(“RESET_CONTROL“,1,121,0,0,23);" calcext:value-type="string">
            <text:p>midiMap.addNode(“RESET_CONTROL“,1,121,0,0,23);</text:p>
          </table:table-cell>
          <table:table-cell table:formula="of:=COM.MICROSOFT.CONCAT(&quot;'&quot;;[.A53];&quot;'&quot;;&quot;,&quot;;1;&quot;,&quot;;[.D53];&quot;,&quot;;[.E53];&quot;,&quot;;0;&quot;,&quot;;-1)" office:value-type="string" office:string-value="'RESET_CONTROL',1,121,0,0,-1" calcext:value-type="string">
            <text:p>'RESET_CONTROL',1,121,0,0,-1</text:p>
          </table:table-cell>
          <table:table-cell table:style-name="ce19" table:formula="of:=COM.MICROSOFT.CONCAT(&quot;midiControls.push(Array(&quot;;[.P53];&quot;,&quot;;[.H53];&quot;));&quot;)" office:value-type="string" office:string-value="midiControls.push(Array(23,'RESET_CONTROL',1,121,0,0,-1));" calcext:value-type="string">
            <text:p>midiControls.push(Array(23,'RESET_CONTROL',1,121,0,0,-1));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oscObject.addControll(tempOSCName,tempNumberOfVars, tempValueType);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formula="of:=COM.MICROSOFT.CONCAT(&quot;oscObject.addControll('/&quot;;[.A30];&quot;',1,'f');&quot;)" office:value-type="string" office:string-value="oscObject.addControll('/PITCH_VCO2',1,'f');" calcext:value-type="string">
            <text:p>oscObject.addControll('/PITCH_VCO2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31];&quot;',1,'f');&quot;)" office:value-type="string" office:string-value="oscObject.addControll('/SHAPE_VCO1',1,'f');" calcext:value-type="string">
            <text:p>oscObject.addControll('/SHAPE_VCO1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32];&quot;',1,'f');&quot;)" office:value-type="string" office:string-value="oscObject.addControll('/SHAPE_VCO2',1,'f');" calcext:value-type="string">
            <text:p>oscObject.addControll('/SHAPE_VCO2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33];&quot;',1,'f');&quot;)" office:value-type="string" office:string-value="oscObject.addControll('/LEVEL_VCO1',1,'f');" calcext:value-type="string">
            <text:p>oscObject.addControll('/LEVEL_VCO1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34];&quot;',1,'f');&quot;)" office:value-type="string" office:string-value="oscObject.addControll('/LEVEL_VCO2',1,'f');" calcext:value-type="string">
            <text:p>oscObject.addControll('/LEVEL_VCO2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35];&quot;',1,'f');&quot;)" office:value-type="string" office:string-value="oscObject.addControll('/CUTOFF',1,'f');" calcext:value-type="string">
            <text:p>oscObject.addControll('/CUTOFF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36];&quot;',1,'f');&quot;)" office:value-type="string" office:string-value="oscObject.addControll('/RESONANCE',1,'f');" calcext:value-type="string">
            <text:p>oscObject.addControll('/RESONANCE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37];&quot;',1,'f');&quot;)" office:value-type="string" office:string-value="oscObject.addControll('/EG_ATTACK',1,'f');" calcext:value-type="string">
            <text:p>oscObject.addControll('/EG_ATTACK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38];&quot;',1,'f');&quot;)" office:value-type="string" office:string-value="oscObject.addControll('/EG_DECAY',1,'f');" calcext:value-type="string">
            <text:p>oscObject.addControll('/EG_DECAY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39];&quot;',1,'f');&quot;)" office:value-type="string" office:string-value="oscObject.addControll('/EG_INT',1,'f');" calcext:value-type="string">
            <text:p>oscObject.addControll('/EG_INT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40];&quot;',1,'f');&quot;)" office:value-type="string" office:string-value="oscObject.addControll('/LFO_RATE',1,'f');" calcext:value-type="string">
            <text:p>oscObject.addControll('/LFO_RATE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41];&quot;',1,'f');&quot;)" office:value-type="string" office:string-value="oscObject.addControll('/LFO_DEPTH',1,'f');" calcext:value-type="string">
            <text:p>oscObject.addControll('/LFO_DEPTH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42];&quot;',1,'f');&quot;)" office:value-type="string" office:string-value="oscObject.addControll('/OCTAVE_VCO2',1,'f');" calcext:value-type="string">
            <text:p>oscObject.addControll('/OCTAVE_VCO2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43];&quot;',1,'f');&quot;)" office:value-type="string" office:string-value="oscObject.addControll('/WAVE_1',1,'f');" calcext:value-type="string">
            <text:p>oscObject.addControll('/WAVE_1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44];&quot;',1,'f');&quot;)" office:value-type="string" office:string-value="oscObject.addControll('/WAVE_2',1,'f');" calcext:value-type="string">
            <text:p>oscObject.addControll('/WAVE_2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45];&quot;',1,'f');&quot;)" office:value-type="string" office:string-value="oscObject.addControll('/SYNC_RING',1,'f');" calcext:value-type="string">
            <text:p>oscObject.addControll('/SYNC_RING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46];&quot;',1,'f');&quot;)" office:value-type="string" office:string-value="oscObject.addControll('/DRIVE',1,'f');" calcext:value-type="string">
            <text:p>oscObject.addControll('/DRIVE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47];&quot;',1,'f');&quot;)" office:value-type="string" office:string-value="oscObject.addControll('/EG_TYPE',1,'f');" calcext:value-type="string">
            <text:p>oscObject.addControll('/EG_TYPE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48];&quot;',1,'f');&quot;)" office:value-type="string" office:string-value="oscObject.addControll('/EG_TARGET',1,'f');" calcext:value-type="string">
            <text:p>oscObject.addControll('/EG_TARGET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49];&quot;',1,'f');&quot;)" office:value-type="string" office:string-value="oscObject.addControll('/LFO_TARGET',1,'f');" calcext:value-type="string">
            <text:p>oscObject.addControll('/LFO_TARGET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50];&quot;',1,'f');&quot;)" office:value-type="string" office:string-value="oscObject.addControll('/LFO_WAVE',1,'f');" calcext:value-type="string">
            <text:p>oscObject.addControll('/LFO_WAVE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51];&quot;',1,'f');&quot;)" office:value-type="string" office:string-value="oscObject.addControll('/LFO_MODE',1,'f');" calcext:value-type="string">
            <text:p>oscObject.addControll('/LFO_MODE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52];&quot;',1,'f');&quot;)" office:value-type="string" office:string-value="oscObject.addControll('/AUDIO_OFF',1,'f');" calcext:value-type="string">
            <text:p>oscObject.addControll('/AUDIO_OFF',1,'f');</text:p>
          </table:table-cell>
          <table:table-cell table:number-columns-repeated="16"/>
        </table:table-row>
        <table:table-row table:style-name="ro1">
          <table:table-cell table:formula="of:=COM.MICROSOFT.CONCAT(&quot;oscObject.addControll('/&quot;;[.A53];&quot;',1,'f');&quot;)" office:value-type="string" office:string-value="oscObject.addControll('/RESET_CONTROL',1,'f');" calcext:value-type="string">
            <text:p>oscObject.addControll('/RESET_CONTROL',1,'f');</text:p>
          </table:table-cell>
          <table:table-cell table:number-columns-repeated="16"/>
        </table:table-row>
      </table:table>
      <table:table table:name="Sheet2" table:style-name="ta1">
        <table:table-column table:style-name="co1" table:default-cell-style-name="ce16"/>
        <table:table-column table:style-name="co1" table:default-cell-style-name="Default"/>
        <table:table-column table:style-name="co1" table:number-columns-repeated="2" table:default-cell-style-name="ce16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Index</text:p>
          </table:table-cell>
          <table:table-cell/>
          <table:table-cell table:style-name="Default" office:value-type="string" calcext:value-type="string">
            <text:p>Note</text:p>
          </table:table-cell>
          <table:table-cell table:style-name="Default" office:value-type="string" calcext:value-type="string">
            <text:p>Octave</text:p>
          </table:table-cell>
          <table:table-cell table:number-columns-repeated="3"/>
          <table:table-cell office:value-type="string" calcext:value-type="string">
            <text:p>octave</text:p>
          </table:table-cell>
          <table:table-cell office:value-type="string" calcext:value-type="string">
            <text:p>char inde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2];[.D2];&quot;'&quot;)" office:value-type="string" office:string-value="'E0'" calcext:value-type="string">
            <text:p>'E0'</text:p>
          </table:table-cell>
          <table:table-cell office:value-type="string" calcext:value-type="string">
            <text:p>,</text:p>
          </table:table-cell>
          <table:table-cell/>
          <table:table-cell table:formula="of:=FLOOR( (([.A2]-28)/120)*10)" office:value-type="float" office:value="0" calcext:value-type="float">
            <text:p>0</text:p>
          </table:table-cell>
          <table:table-cell table:formula="of:=[.A2]-(28+12*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3];[.D3];&quot;'&quot;)" office:value-type="string" office:string-value="'F0'" calcext:value-type="string">
            <text:p>'F0'</text:p>
          </table:table-cell>
          <table:table-cell office:value-type="string" calcext:value-type="string">
            <text:p>,</text:p>
          </table:table-cell>
          <table:table-cell/>
          <table:table-cell table:formula="of:=FLOOR( (([.A3]-28)/120)*10)" office:value-type="float" office:value="0" calcext:value-type="float">
            <text:p>0</text:p>
          </table:table-cell>
          <table:table-cell table:formula="of:=[.A3]-(28+12*[.H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4];[.D4];&quot;'&quot;)" office:value-type="string" office:string-value="'F#0'" calcext:value-type="string">
            <text:p>'F#0'</text:p>
          </table:table-cell>
          <table:table-cell office:value-type="string" calcext:value-type="string">
            <text:p>,</text:p>
          </table:table-cell>
          <table:table-cell/>
          <table:table-cell table:formula="of:=FLOOR( (([.A4]-28)/120)*10)" office:value-type="float" office:value="0" calcext:value-type="float">
            <text:p>0</text:p>
          </table:table-cell>
          <table:table-cell table:formula="of:=[.A4]-(28+12*[.H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5];[.D5];&quot;'&quot;)" office:value-type="string" office:string-value="'G0'" calcext:value-type="string">
            <text:p>'G0'</text:p>
          </table:table-cell>
          <table:table-cell office:value-type="string" calcext:value-type="string">
            <text:p>,</text:p>
          </table:table-cell>
          <table:table-cell/>
          <table:table-cell table:formula="of:=FLOOR( (([.A5]-28)/120)*10)" office:value-type="float" office:value="0" calcext:value-type="float">
            <text:p>0</text:p>
          </table:table-cell>
          <table:table-cell table:formula="of:=[.A5]-(28+12*[.H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6];[.D6];&quot;'&quot;)" office:value-type="string" office:string-value="'G#0'" calcext:value-type="string">
            <text:p>'G#0'</text:p>
          </table:table-cell>
          <table:table-cell office:value-type="string" calcext:value-type="string">
            <text:p>,</text:p>
          </table:table-cell>
          <table:table-cell/>
          <table:table-cell table:formula="of:=FLOOR( (([.A6]-28)/120)*10)" office:value-type="float" office:value="0" calcext:value-type="float">
            <text:p>0</text:p>
          </table:table-cell>
          <table:table-cell table:formula="of:=[.A6]-(28+12*[.H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7];[.D7];&quot;'&quot;)" office:value-type="string" office:string-value="'A0'" calcext:value-type="string">
            <text:p>'A0'</text:p>
          </table:table-cell>
          <table:table-cell office:value-type="string" calcext:value-type="string">
            <text:p>,</text:p>
          </table:table-cell>
          <table:table-cell/>
          <table:table-cell table:formula="of:=FLOOR( (([.A7]-28)/120)*10)" office:value-type="float" office:value="0" calcext:value-type="float">
            <text:p>0</text:p>
          </table:table-cell>
          <table:table-cell table:formula="of:=[.A7]-(28+12*[.H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8];[.D8];&quot;'&quot;)" office:value-type="string" office:string-value="'A#0'" calcext:value-type="string">
            <text:p>'A#0'</text:p>
          </table:table-cell>
          <table:table-cell office:value-type="string" calcext:value-type="string">
            <text:p>,</text:p>
          </table:table-cell>
          <table:table-cell/>
          <table:table-cell table:formula="of:=FLOOR( (([.A8]-28)/120)*10)" office:value-type="float" office:value="0" calcext:value-type="float">
            <text:p>0</text:p>
          </table:table-cell>
          <table:table-cell table:formula="of:=[.A8]-(28+12*[.H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9];[.D9];&quot;'&quot;)" office:value-type="string" office:string-value="'B0'" calcext:value-type="string">
            <text:p>'B0'</text:p>
          </table:table-cell>
          <table:table-cell office:value-type="string" calcext:value-type="string">
            <text:p>,</text:p>
          </table:table-cell>
          <table:table-cell/>
          <table:table-cell table:formula="of:=FLOOR( (([.A9]-28)/120)*10)" office:value-type="float" office:value="0" calcext:value-type="float">
            <text:p>0</text:p>
          </table:table-cell>
          <table:table-cell table:formula="of:=[.A9]-(28+12*[.H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10];[.D10];&quot;'&quot;)" office:value-type="string" office:string-value="'C0'" calcext:value-type="string">
            <text:p>'C0'</text:p>
          </table:table-cell>
          <table:table-cell office:value-type="string" calcext:value-type="string">
            <text:p>,</text:p>
          </table:table-cell>
          <table:table-cell/>
          <table:table-cell table:formula="of:=FLOOR( (([.A10]-28)/120)*10)" office:value-type="float" office:value="0" calcext:value-type="float">
            <text:p>0</text:p>
          </table:table-cell>
          <table:table-cell table:formula="of:=[.A10]-(28+12*[.H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11];[.D11];&quot;'&quot;)" office:value-type="string" office:string-value="'C#0'" calcext:value-type="string">
            <text:p>'C#0'</text:p>
          </table:table-cell>
          <table:table-cell office:value-type="string" calcext:value-type="string">
            <text:p>,</text:p>
          </table:table-cell>
          <table:table-cell/>
          <table:table-cell table:formula="of:=FLOOR( (([.A11]-28)/120)*10)" office:value-type="float" office:value="0" calcext:value-type="float">
            <text:p>0</text:p>
          </table:table-cell>
          <table:table-cell table:formula="of:=[.A11]-(28+12*[.H1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12];[.D12];&quot;'&quot;)" office:value-type="string" office:string-value="'D0'" calcext:value-type="string">
            <text:p>'D0'</text:p>
          </table:table-cell>
          <table:table-cell office:value-type="string" calcext:value-type="string">
            <text:p>,</text:p>
          </table:table-cell>
          <table:table-cell/>
          <table:table-cell table:formula="of:=FLOOR( (([.A12]-28)/120)*10)" office:value-type="float" office:value="0" calcext:value-type="float">
            <text:p>0</text:p>
          </table:table-cell>
          <table:table-cell table:formula="of:=[.A12]-(28+12*[.H1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0" calcext:value-type="float">
            <text:p>0</text:p>
          </table:table-cell>
          <table:table-cell table:formula="of:=COM.MICROSOFT.CONCAT(&quot;'&quot;;[.C13];[.D13];&quot;'&quot;)" office:value-type="string" office:string-value="'D#0'" calcext:value-type="string">
            <text:p>'D#0'</text:p>
          </table:table-cell>
          <table:table-cell office:value-type="string" calcext:value-type="string">
            <text:p>,</text:p>
          </table:table-cell>
          <table:table-cell/>
          <table:table-cell table:formula="of:=FLOOR( (([.A13]-28)/120)*10)" office:value-type="float" office:value="0" calcext:value-type="float">
            <text:p>0</text:p>
          </table:table-cell>
          <table:table-cell table:formula="of:=[.A13]-(28+12*[.H1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4];[.D14];&quot;'&quot;)" office:value-type="string" office:string-value="'E1'" calcext:value-type="string">
            <text:p>'E1'</text:p>
          </table:table-cell>
          <table:table-cell office:value-type="string" calcext:value-type="string">
            <text:p>,</text:p>
          </table:table-cell>
          <table:table-cell/>
          <table:table-cell table:formula="of:=FLOOR( (([.A14]-28)/120)*10)" office:value-type="float" office:value="1" calcext:value-type="float">
            <text:p>1</text:p>
          </table:table-cell>
          <table:table-cell table:formula="of:=[.A14]-(28+12*[.H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5];[.D15];&quot;'&quot;)" office:value-type="string" office:string-value="'F1'" calcext:value-type="string">
            <text:p>'F1'</text:p>
          </table:table-cell>
          <table:table-cell office:value-type="string" calcext:value-type="string">
            <text:p>,</text:p>
          </table:table-cell>
          <table:table-cell/>
          <table:table-cell table:formula="of:=FLOOR( (([.A15]-28)/120)*10)" office:value-type="float" office:value="1" calcext:value-type="float">
            <text:p>1</text:p>
          </table:table-cell>
          <table:table-cell table:formula="of:=[.A15]-(28+12*[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6];[.D16];&quot;'&quot;)" office:value-type="string" office:string-value="'F#1'" calcext:value-type="string">
            <text:p>'F#1'</text:p>
          </table:table-cell>
          <table:table-cell office:value-type="string" calcext:value-type="string">
            <text:p>,</text:p>
          </table:table-cell>
          <table:table-cell/>
          <table:table-cell table:formula="of:=FLOOR( (([.A16]-28)/120)*10)" office:value-type="float" office:value="1" calcext:value-type="float">
            <text:p>1</text:p>
          </table:table-cell>
          <table:table-cell table:formula="of:=[.A16]-(28+12*[.H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7];[.D17];&quot;'&quot;)" office:value-type="string" office:string-value="'G1'" calcext:value-type="string">
            <text:p>'G1'</text:p>
          </table:table-cell>
          <table:table-cell office:value-type="string" calcext:value-type="string">
            <text:p>,</text:p>
          </table:table-cell>
          <table:table-cell/>
          <table:table-cell table:formula="of:=FLOOR( (([.A17]-28)/120)*10)" office:value-type="float" office:value="1" calcext:value-type="float">
            <text:p>1</text:p>
          </table:table-cell>
          <table:table-cell table:formula="of:=[.A17]-(28+12*[.H1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8];[.D18];&quot;'&quot;)" office:value-type="string" office:string-value="'G#1'" calcext:value-type="string">
            <text:p>'G#1'</text:p>
          </table:table-cell>
          <table:table-cell office:value-type="string" calcext:value-type="string">
            <text:p>,</text:p>
          </table:table-cell>
          <table:table-cell/>
          <table:table-cell table:formula="of:=FLOOR( (([.A18]-28)/120)*10)" office:value-type="float" office:value="1" calcext:value-type="float">
            <text:p>1</text:p>
          </table:table-cell>
          <table:table-cell table:formula="of:=[.A18]-(28+12*[.H1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19];[.D19];&quot;'&quot;)" office:value-type="string" office:string-value="'A1'" calcext:value-type="string">
            <text:p>'A1'</text:p>
          </table:table-cell>
          <table:table-cell office:value-type="string" calcext:value-type="string">
            <text:p>,</text:p>
          </table:table-cell>
          <table:table-cell/>
          <table:table-cell table:formula="of:=FLOOR( (([.A19]-28)/120)*10)" office:value-type="float" office:value="1" calcext:value-type="float">
            <text:p>1</text:p>
          </table:table-cell>
          <table:table-cell table:formula="of:=[.A19]-(28+12*[.H1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0];[.D20];&quot;'&quot;)" office:value-type="string" office:string-value="'A#1'" calcext:value-type="string">
            <text:p>'A#1'</text:p>
          </table:table-cell>
          <table:table-cell office:value-type="string" calcext:value-type="string">
            <text:p>,</text:p>
          </table:table-cell>
          <table:table-cell/>
          <table:table-cell table:formula="of:=FLOOR( (([.A20]-28)/120)*10)" office:value-type="float" office:value="1" calcext:value-type="float">
            <text:p>1</text:p>
          </table:table-cell>
          <table:table-cell table:formula="of:=[.A20]-(28+12*[.H2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1];[.D21];&quot;'&quot;)" office:value-type="string" office:string-value="'B1'" calcext:value-type="string">
            <text:p>'B1'</text:p>
          </table:table-cell>
          <table:table-cell office:value-type="string" calcext:value-type="string">
            <text:p>,</text:p>
          </table:table-cell>
          <table:table-cell/>
          <table:table-cell table:formula="of:=FLOOR( (([.A21]-28)/120)*10)" office:value-type="float" office:value="1" calcext:value-type="float">
            <text:p>1</text:p>
          </table:table-cell>
          <table:table-cell table:formula="of:=[.A21]-(28+12*[.H2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2];[.D22];&quot;'&quot;)" office:value-type="string" office:string-value="'C1'" calcext:value-type="string">
            <text:p>'C1'</text:p>
          </table:table-cell>
          <table:table-cell office:value-type="string" calcext:value-type="string">
            <text:p>,</text:p>
          </table:table-cell>
          <table:table-cell/>
          <table:table-cell table:formula="of:=FLOOR( (([.A22]-28)/120)*10)" office:value-type="float" office:value="1" calcext:value-type="float">
            <text:p>1</text:p>
          </table:table-cell>
          <table:table-cell table:formula="of:=[.A22]-(28+12*[.H2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3];[.D23];&quot;'&quot;)" office:value-type="string" office:string-value="'C#1'" calcext:value-type="string">
            <text:p>'C#1'</text:p>
          </table:table-cell>
          <table:table-cell office:value-type="string" calcext:value-type="string">
            <text:p>,</text:p>
          </table:table-cell>
          <table:table-cell/>
          <table:table-cell table:formula="of:=FLOOR( (([.A23]-28)/120)*10)" office:value-type="float" office:value="1" calcext:value-type="float">
            <text:p>1</text:p>
          </table:table-cell>
          <table:table-cell table:formula="of:=[.A23]-(28+12*[.H2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4];[.D24];&quot;'&quot;)" office:value-type="string" office:string-value="'D1'" calcext:value-type="string">
            <text:p>'D1'</text:p>
          </table:table-cell>
          <table:table-cell office:value-type="string" calcext:value-type="string">
            <text:p>,</text:p>
          </table:table-cell>
          <table:table-cell/>
          <table:table-cell table:formula="of:=FLOOR( (([.A24]-28)/120)*10)" office:value-type="float" office:value="1" calcext:value-type="float">
            <text:p>1</text:p>
          </table:table-cell>
          <table:table-cell table:formula="of:=[.A24]-(28+12*[.H2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1" calcext:value-type="float">
            <text:p>1</text:p>
          </table:table-cell>
          <table:table-cell table:formula="of:=COM.MICROSOFT.CONCAT(&quot;'&quot;;[.C25];[.D25];&quot;'&quot;)" office:value-type="string" office:string-value="'D#1'" calcext:value-type="string">
            <text:p>'D#1'</text:p>
          </table:table-cell>
          <table:table-cell office:value-type="string" calcext:value-type="string">
            <text:p>,</text:p>
          </table:table-cell>
          <table:table-cell/>
          <table:table-cell table:formula="of:=FLOOR( (([.A25]-28)/120)*10)" office:value-type="float" office:value="1" calcext:value-type="float">
            <text:p>1</text:p>
          </table:table-cell>
          <table:table-cell table:formula="of:=[.A25]-(28+12*[.H2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26];[.D26];&quot;'&quot;)" office:value-type="string" office:string-value="'E2'" calcext:value-type="string">
            <text:p>'E2'</text:p>
          </table:table-cell>
          <table:table-cell office:value-type="string" calcext:value-type="string">
            <text:p>,</text:p>
          </table:table-cell>
          <table:table-cell/>
          <table:table-cell table:formula="of:=FLOOR( (([.A26]-28)/120)*10)" office:value-type="float" office:value="2" calcext:value-type="float">
            <text:p>2</text:p>
          </table:table-cell>
          <table:table-cell table:formula="of:=[.A26]-(28+12*[.H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27];[.D27];&quot;'&quot;)" office:value-type="string" office:string-value="'F2'" calcext:value-type="string">
            <text:p>'F2'</text:p>
          </table:table-cell>
          <table:table-cell office:value-type="string" calcext:value-type="string">
            <text:p>,</text:p>
          </table:table-cell>
          <table:table-cell/>
          <table:table-cell table:formula="of:=FLOOR( (([.A27]-28)/120)*10)" office:value-type="float" office:value="2" calcext:value-type="float">
            <text:p>2</text:p>
          </table:table-cell>
          <table:table-cell table:formula="of:=[.A27]-(28+12*[.H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28];[.D28];&quot;'&quot;)" office:value-type="string" office:string-value="'F#2'" calcext:value-type="string">
            <text:p>'F#2'</text:p>
          </table:table-cell>
          <table:table-cell office:value-type="string" calcext:value-type="string">
            <text:p>,</text:p>
          </table:table-cell>
          <table:table-cell/>
          <table:table-cell table:formula="of:=FLOOR( (([.A28]-28)/120)*10)" office:value-type="float" office:value="2" calcext:value-type="float">
            <text:p>2</text:p>
          </table:table-cell>
          <table:table-cell table:formula="of:=[.A28]-(28+12*[.H2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29];[.D29];&quot;'&quot;)" office:value-type="string" office:string-value="'G2'" calcext:value-type="string">
            <text:p>'G2'</text:p>
          </table:table-cell>
          <table:table-cell office:value-type="string" calcext:value-type="string">
            <text:p>,</text:p>
          </table:table-cell>
          <table:table-cell/>
          <table:table-cell table:formula="of:=FLOOR( (([.A29]-28)/120)*10)" office:value-type="float" office:value="2" calcext:value-type="float">
            <text:p>2</text:p>
          </table:table-cell>
          <table:table-cell table:formula="of:=[.A29]-(28+12*[.H2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0];[.D30];&quot;'&quot;)" office:value-type="string" office:string-value="'G#2'" calcext:value-type="string">
            <text:p>'G#2'</text:p>
          </table:table-cell>
          <table:table-cell office:value-type="string" calcext:value-type="string">
            <text:p>,</text:p>
          </table:table-cell>
          <table:table-cell/>
          <table:table-cell table:formula="of:=FLOOR( (([.A30]-28)/120)*10)" office:value-type="float" office:value="2" calcext:value-type="float">
            <text:p>2</text:p>
          </table:table-cell>
          <table:table-cell table:formula="of:=[.A30]-(28+12*[.H3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1];[.D31];&quot;'&quot;)" office:value-type="string" office:string-value="'A2'" calcext:value-type="string">
            <text:p>'A2'</text:p>
          </table:table-cell>
          <table:table-cell office:value-type="string" calcext:value-type="string">
            <text:p>,</text:p>
          </table:table-cell>
          <table:table-cell/>
          <table:table-cell table:formula="of:=FLOOR( (([.A31]-28)/120)*10)" office:value-type="float" office:value="2" calcext:value-type="float">
            <text:p>2</text:p>
          </table:table-cell>
          <table:table-cell table:formula="of:=[.A31]-(28+12*[.H3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2];[.D32];&quot;'&quot;)" office:value-type="string" office:string-value="'A#2'" calcext:value-type="string">
            <text:p>'A#2'</text:p>
          </table:table-cell>
          <table:table-cell office:value-type="string" calcext:value-type="string">
            <text:p>,</text:p>
          </table:table-cell>
          <table:table-cell/>
          <table:table-cell table:formula="of:=FLOOR( (([.A32]-28)/120)*10)" office:value-type="float" office:value="2" calcext:value-type="float">
            <text:p>2</text:p>
          </table:table-cell>
          <table:table-cell table:formula="of:=[.A32]-(28+12*[.H3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3];[.D33];&quot;'&quot;)" office:value-type="string" office:string-value="'B2'" calcext:value-type="string">
            <text:p>'B2'</text:p>
          </table:table-cell>
          <table:table-cell office:value-type="string" calcext:value-type="string">
            <text:p>,</text:p>
          </table:table-cell>
          <table:table-cell/>
          <table:table-cell table:formula="of:=FLOOR( (([.A33]-28)/120)*10)" office:value-type="float" office:value="2" calcext:value-type="float">
            <text:p>2</text:p>
          </table:table-cell>
          <table:table-cell table:formula="of:=[.A33]-(28+12*[.H3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4];[.D34];&quot;'&quot;)" office:value-type="string" office:string-value="'C2'" calcext:value-type="string">
            <text:p>'C2'</text:p>
          </table:table-cell>
          <table:table-cell office:value-type="string" calcext:value-type="string">
            <text:p>,</text:p>
          </table:table-cell>
          <table:table-cell/>
          <table:table-cell table:formula="of:=FLOOR( (([.A34]-28)/120)*10)" office:value-type="float" office:value="2" calcext:value-type="float">
            <text:p>2</text:p>
          </table:table-cell>
          <table:table-cell table:formula="of:=[.A34]-(28+12*[.H3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5];[.D35];&quot;'&quot;)" office:value-type="string" office:string-value="'C#2'" calcext:value-type="string">
            <text:p>'C#2'</text:p>
          </table:table-cell>
          <table:table-cell office:value-type="string" calcext:value-type="string">
            <text:p>,</text:p>
          </table:table-cell>
          <table:table-cell/>
          <table:table-cell table:formula="of:=FLOOR( (([.A35]-28)/120)*10)" office:value-type="float" office:value="2" calcext:value-type="float">
            <text:p>2</text:p>
          </table:table-cell>
          <table:table-cell table:formula="of:=[.A35]-(28+12*[.H3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6];[.D36];&quot;'&quot;)" office:value-type="string" office:string-value="'D2'" calcext:value-type="string">
            <text:p>'D2'</text:p>
          </table:table-cell>
          <table:table-cell office:value-type="string" calcext:value-type="string">
            <text:p>,</text:p>
          </table:table-cell>
          <table:table-cell/>
          <table:table-cell table:formula="of:=FLOOR( (([.A36]-28)/120)*10)" office:value-type="float" office:value="2" calcext:value-type="float">
            <text:p>2</text:p>
          </table:table-cell>
          <table:table-cell table:formula="of:=[.A36]-(28+12*[.H3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2" calcext:value-type="float">
            <text:p>2</text:p>
          </table:table-cell>
          <table:table-cell table:formula="of:=COM.MICROSOFT.CONCAT(&quot;'&quot;;[.C37];[.D37];&quot;'&quot;)" office:value-type="string" office:string-value="'D#2'" calcext:value-type="string">
            <text:p>'D#2'</text:p>
          </table:table-cell>
          <table:table-cell office:value-type="string" calcext:value-type="string">
            <text:p>,</text:p>
          </table:table-cell>
          <table:table-cell/>
          <table:table-cell table:formula="of:=FLOOR( (([.A37]-28)/120)*10)" office:value-type="float" office:value="2" calcext:value-type="float">
            <text:p>2</text:p>
          </table:table-cell>
          <table:table-cell table:formula="of:=[.A37]-(28+12*[.H3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38];[.D38];&quot;'&quot;)" office:value-type="string" office:string-value="'E3'" calcext:value-type="string">
            <text:p>'E3'</text:p>
          </table:table-cell>
          <table:table-cell office:value-type="string" calcext:value-type="string">
            <text:p>,</text:p>
          </table:table-cell>
          <table:table-cell/>
          <table:table-cell table:formula="of:=FLOOR( (([.A38]-28)/120)*10)" office:value-type="float" office:value="3" calcext:value-type="float">
            <text:p>3</text:p>
          </table:table-cell>
          <table:table-cell table:formula="of:=[.A38]-(28+12*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39];[.D39];&quot;'&quot;)" office:value-type="string" office:string-value="'F3'" calcext:value-type="string">
            <text:p>'F3'</text:p>
          </table:table-cell>
          <table:table-cell office:value-type="string" calcext:value-type="string">
            <text:p>,</text:p>
          </table:table-cell>
          <table:table-cell/>
          <table:table-cell table:formula="of:=FLOOR( (([.A39]-28)/120)*10)" office:value-type="float" office:value="3" calcext:value-type="float">
            <text:p>3</text:p>
          </table:table-cell>
          <table:table-cell table:formula="of:=[.A39]-(28+12*[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0];[.D40];&quot;'&quot;)" office:value-type="string" office:string-value="'F#3'" calcext:value-type="string">
            <text:p>'F#3'</text:p>
          </table:table-cell>
          <table:table-cell office:value-type="string" calcext:value-type="string">
            <text:p>,</text:p>
          </table:table-cell>
          <table:table-cell/>
          <table:table-cell table:formula="of:=FLOOR( (([.A40]-28)/120)*10)" office:value-type="float" office:value="3" calcext:value-type="float">
            <text:p>3</text:p>
          </table:table-cell>
          <table:table-cell table:formula="of:=[.A40]-(28+12*[.H4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1];[.D41];&quot;'&quot;)" office:value-type="string" office:string-value="'G3'" calcext:value-type="string">
            <text:p>'G3'</text:p>
          </table:table-cell>
          <table:table-cell office:value-type="string" calcext:value-type="string">
            <text:p>,</text:p>
          </table:table-cell>
          <table:table-cell/>
          <table:table-cell table:formula="of:=FLOOR( (([.A41]-28)/120)*10)" office:value-type="float" office:value="3" calcext:value-type="float">
            <text:p>3</text:p>
          </table:table-cell>
          <table:table-cell table:formula="of:=[.A41]-(28+12*[.H4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2];[.D42];&quot;'&quot;)" office:value-type="string" office:string-value="'G#3'" calcext:value-type="string">
            <text:p>'G#3'</text:p>
          </table:table-cell>
          <table:table-cell office:value-type="string" calcext:value-type="string">
            <text:p>,</text:p>
          </table:table-cell>
          <table:table-cell/>
          <table:table-cell table:formula="of:=FLOOR( (([.A42]-28)/120)*10)" office:value-type="float" office:value="3" calcext:value-type="float">
            <text:p>3</text:p>
          </table:table-cell>
          <table:table-cell table:formula="of:=[.A42]-(28+12*[.H4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3];[.D43];&quot;'&quot;)" office:value-type="string" office:string-value="'A3'" calcext:value-type="string">
            <text:p>'A3'</text:p>
          </table:table-cell>
          <table:table-cell office:value-type="string" calcext:value-type="string">
            <text:p>,</text:p>
          </table:table-cell>
          <table:table-cell/>
          <table:table-cell table:formula="of:=FLOOR( (([.A43]-28)/120)*10)" office:value-type="float" office:value="3" calcext:value-type="float">
            <text:p>3</text:p>
          </table:table-cell>
          <table:table-cell table:formula="of:=[.A43]-(28+12*[.H4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4];[.D44];&quot;'&quot;)" office:value-type="string" office:string-value="'A#3'" calcext:value-type="string">
            <text:p>'A#3'</text:p>
          </table:table-cell>
          <table:table-cell office:value-type="string" calcext:value-type="string">
            <text:p>,</text:p>
          </table:table-cell>
          <table:table-cell/>
          <table:table-cell table:formula="of:=FLOOR( (([.A44]-28)/120)*10)" office:value-type="float" office:value="3" calcext:value-type="float">
            <text:p>3</text:p>
          </table:table-cell>
          <table:table-cell table:formula="of:=[.A44]-(28+12*[.H4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5];[.D45];&quot;'&quot;)" office:value-type="string" office:string-value="'B3'" calcext:value-type="string">
            <text:p>'B3'</text:p>
          </table:table-cell>
          <table:table-cell office:value-type="string" calcext:value-type="string">
            <text:p>,</text:p>
          </table:table-cell>
          <table:table-cell/>
          <table:table-cell table:formula="of:=FLOOR( (([.A45]-28)/120)*10)" office:value-type="float" office:value="3" calcext:value-type="float">
            <text:p>3</text:p>
          </table:table-cell>
          <table:table-cell table:formula="of:=[.A45]-(28+12*[.H4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6];[.D46];&quot;'&quot;)" office:value-type="string" office:string-value="'C3'" calcext:value-type="string">
            <text:p>'C3'</text:p>
          </table:table-cell>
          <table:table-cell office:value-type="string" calcext:value-type="string">
            <text:p>,</text:p>
          </table:table-cell>
          <table:table-cell/>
          <table:table-cell table:formula="of:=FLOOR( (([.A46]-28)/120)*10)" office:value-type="float" office:value="3" calcext:value-type="float">
            <text:p>3</text:p>
          </table:table-cell>
          <table:table-cell table:formula="of:=[.A46]-(28+12*[.H4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7];[.D47];&quot;'&quot;)" office:value-type="string" office:string-value="'C#3'" calcext:value-type="string">
            <text:p>'C#3'</text:p>
          </table:table-cell>
          <table:table-cell office:value-type="string" calcext:value-type="string">
            <text:p>,</text:p>
          </table:table-cell>
          <table:table-cell/>
          <table:table-cell table:formula="of:=FLOOR( (([.A47]-28)/120)*10)" office:value-type="float" office:value="3" calcext:value-type="float">
            <text:p>3</text:p>
          </table:table-cell>
          <table:table-cell table:formula="of:=[.A47]-(28+12*[.H4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8];[.D48];&quot;'&quot;)" office:value-type="string" office:string-value="'D3'" calcext:value-type="string">
            <text:p>'D3'</text:p>
          </table:table-cell>
          <table:table-cell office:value-type="string" calcext:value-type="string">
            <text:p>,</text:p>
          </table:table-cell>
          <table:table-cell/>
          <table:table-cell table:formula="of:=FLOOR( (([.A48]-28)/120)*10)" office:value-type="float" office:value="3" calcext:value-type="float">
            <text:p>3</text:p>
          </table:table-cell>
          <table:table-cell table:formula="of:=[.A48]-(28+12*[.H4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3" calcext:value-type="float">
            <text:p>3</text:p>
          </table:table-cell>
          <table:table-cell table:formula="of:=COM.MICROSOFT.CONCAT(&quot;'&quot;;[.C49];[.D49];&quot;'&quot;)" office:value-type="string" office:string-value="'D#3'" calcext:value-type="string">
            <text:p>'D#3'</text:p>
          </table:table-cell>
          <table:table-cell office:value-type="string" calcext:value-type="string">
            <text:p>,</text:p>
          </table:table-cell>
          <table:table-cell/>
          <table:table-cell table:formula="of:=FLOOR( (([.A49]-28)/120)*10)" office:value-type="float" office:value="3" calcext:value-type="float">
            <text:p>3</text:p>
          </table:table-cell>
          <table:table-cell table:formula="of:=[.A49]-(28+12*[.H4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0];[.D50];&quot;'&quot;)" office:value-type="string" office:string-value="'E4'" calcext:value-type="string">
            <text:p>'E4'</text:p>
          </table:table-cell>
          <table:table-cell office:value-type="string" calcext:value-type="string">
            <text:p>,</text:p>
          </table:table-cell>
          <table:table-cell/>
          <table:table-cell table:formula="of:=FLOOR( (([.A50]-28)/120)*10)" office:value-type="float" office:value="4" calcext:value-type="float">
            <text:p>4</text:p>
          </table:table-cell>
          <table:table-cell table:formula="of:=[.A50]-(28+12*[.H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1];[.D51];&quot;'&quot;)" office:value-type="string" office:string-value="'F4'" calcext:value-type="string">
            <text:p>'F4'</text:p>
          </table:table-cell>
          <table:table-cell office:value-type="string" calcext:value-type="string">
            <text:p>,</text:p>
          </table:table-cell>
          <table:table-cell/>
          <table:table-cell table:formula="of:=FLOOR( (([.A51]-28)/120)*10)" office:value-type="float" office:value="4" calcext:value-type="float">
            <text:p>4</text:p>
          </table:table-cell>
          <table:table-cell table:formula="of:=[.A51]-(28+12*[.H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2];[.D52];&quot;'&quot;)" office:value-type="string" office:string-value="'F#4'" calcext:value-type="string">
            <text:p>'F#4'</text:p>
          </table:table-cell>
          <table:table-cell office:value-type="string" calcext:value-type="string">
            <text:p>,</text:p>
          </table:table-cell>
          <table:table-cell/>
          <table:table-cell table:formula="of:=FLOOR( (([.A52]-28)/120)*10)" office:value-type="float" office:value="4" calcext:value-type="float">
            <text:p>4</text:p>
          </table:table-cell>
          <table:table-cell table:formula="of:=[.A52]-(28+12*[.H5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3];[.D53];&quot;'&quot;)" office:value-type="string" office:string-value="'G4'" calcext:value-type="string">
            <text:p>'G4'</text:p>
          </table:table-cell>
          <table:table-cell office:value-type="string" calcext:value-type="string">
            <text:p>,</text:p>
          </table:table-cell>
          <table:table-cell/>
          <table:table-cell table:formula="of:=FLOOR( (([.A53]-28)/120)*10)" office:value-type="float" office:value="4" calcext:value-type="float">
            <text:p>4</text:p>
          </table:table-cell>
          <table:table-cell table:formula="of:=[.A53]-(28+12*[.H5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4];[.D54];&quot;'&quot;)" office:value-type="string" office:string-value="'G#4'" calcext:value-type="string">
            <text:p>'G#4'</text:p>
          </table:table-cell>
          <table:table-cell office:value-type="string" calcext:value-type="string">
            <text:p>,</text:p>
          </table:table-cell>
          <table:table-cell/>
          <table:table-cell table:formula="of:=FLOOR( (([.A54]-28)/120)*10)" office:value-type="float" office:value="4" calcext:value-type="float">
            <text:p>4</text:p>
          </table:table-cell>
          <table:table-cell table:formula="of:=[.A54]-(28+12*[.H5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5];[.D55];&quot;'&quot;)" office:value-type="string" office:string-value="'A4'" calcext:value-type="string">
            <text:p>'A4'</text:p>
          </table:table-cell>
          <table:table-cell office:value-type="string" calcext:value-type="string">
            <text:p>,</text:p>
          </table:table-cell>
          <table:table-cell/>
          <table:table-cell table:formula="of:=FLOOR( (([.A55]-28)/120)*10)" office:value-type="float" office:value="4" calcext:value-type="float">
            <text:p>4</text:p>
          </table:table-cell>
          <table:table-cell table:formula="of:=[.A55]-(28+12*[.H5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6];[.D56];&quot;'&quot;)" office:value-type="string" office:string-value="'A#4'" calcext:value-type="string">
            <text:p>'A#4'</text:p>
          </table:table-cell>
          <table:table-cell office:value-type="string" calcext:value-type="string">
            <text:p>,</text:p>
          </table:table-cell>
          <table:table-cell/>
          <table:table-cell table:formula="of:=FLOOR( (([.A56]-28)/120)*10)" office:value-type="float" office:value="4" calcext:value-type="float">
            <text:p>4</text:p>
          </table:table-cell>
          <table:table-cell table:formula="of:=[.A56]-(28+12*[.H5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7];[.D57];&quot;'&quot;)" office:value-type="string" office:string-value="'B4'" calcext:value-type="string">
            <text:p>'B4'</text:p>
          </table:table-cell>
          <table:table-cell office:value-type="string" calcext:value-type="string">
            <text:p>,</text:p>
          </table:table-cell>
          <table:table-cell/>
          <table:table-cell table:formula="of:=FLOOR( (([.A57]-28)/120)*10)" office:value-type="float" office:value="4" calcext:value-type="float">
            <text:p>4</text:p>
          </table:table-cell>
          <table:table-cell table:formula="of:=[.A57]-(28+12*[.H5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8];[.D58];&quot;'&quot;)" office:value-type="string" office:string-value="'C4'" calcext:value-type="string">
            <text:p>'C4'</text:p>
          </table:table-cell>
          <table:table-cell office:value-type="string" calcext:value-type="string">
            <text:p>,</text:p>
          </table:table-cell>
          <table:table-cell/>
          <table:table-cell table:formula="of:=FLOOR( (([.A58]-28)/120)*10)" office:value-type="float" office:value="4" calcext:value-type="float">
            <text:p>4</text:p>
          </table:table-cell>
          <table:table-cell table:formula="of:=[.A58]-(28+12*[.H5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59];[.D59];&quot;'&quot;)" office:value-type="string" office:string-value="'C#4'" calcext:value-type="string">
            <text:p>'C#4'</text:p>
          </table:table-cell>
          <table:table-cell office:value-type="string" calcext:value-type="string">
            <text:p>,</text:p>
          </table:table-cell>
          <table:table-cell/>
          <table:table-cell table:formula="of:=FLOOR( (([.A59]-28)/120)*10)" office:value-type="float" office:value="4" calcext:value-type="float">
            <text:p>4</text:p>
          </table:table-cell>
          <table:table-cell table:formula="of:=[.A59]-(28+12*[.H5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60];[.D60];&quot;'&quot;)" office:value-type="string" office:string-value="'D4'" calcext:value-type="string">
            <text:p>'D4'</text:p>
          </table:table-cell>
          <table:table-cell office:value-type="string" calcext:value-type="string">
            <text:p>,</text:p>
          </table:table-cell>
          <table:table-cell/>
          <table:table-cell table:formula="of:=FLOOR( (([.A60]-28)/120)*10)" office:value-type="float" office:value="4" calcext:value-type="float">
            <text:p>4</text:p>
          </table:table-cell>
          <table:table-cell table:formula="of:=[.A60]-(28+12*[.H6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  <table:table-cell table:formula="of:=COM.MICROSOFT.CONCAT(&quot;'&quot;;[.C61];[.D61];&quot;'&quot;)" office:value-type="string" office:string-value="'D#4'" calcext:value-type="string">
            <text:p>'D#4'</text:p>
          </table:table-cell>
          <table:table-cell office:value-type="string" calcext:value-type="string">
            <text:p>,</text:p>
          </table:table-cell>
          <table:table-cell/>
          <table:table-cell table:formula="of:=FLOOR( (([.A61]-28)/120)*10)" office:value-type="float" office:value="4" calcext:value-type="float">
            <text:p>4</text:p>
          </table:table-cell>
          <table:table-cell table:formula="of:=[.A61]-(28+12*[.H6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2];[.D62];&quot;'&quot;)" office:value-type="string" office:string-value="'E5'" calcext:value-type="string">
            <text:p>'E5'</text:p>
          </table:table-cell>
          <table:table-cell office:value-type="string" calcext:value-type="string">
            <text:p>,</text:p>
          </table:table-cell>
          <table:table-cell/>
          <table:table-cell table:formula="of:=FLOOR( (([.A62]-28)/120)*10)" office:value-type="float" office:value="5" calcext:value-type="float">
            <text:p>5</text:p>
          </table:table-cell>
          <table:table-cell table:formula="of:=[.A62]-(28+12*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3];[.D63];&quot;'&quot;)" office:value-type="string" office:string-value="'F5'" calcext:value-type="string">
            <text:p>'F5'</text:p>
          </table:table-cell>
          <table:table-cell office:value-type="string" calcext:value-type="string">
            <text:p>,</text:p>
          </table:table-cell>
          <table:table-cell/>
          <table:table-cell table:formula="of:=FLOOR( (([.A63]-28)/120)*10)" office:value-type="float" office:value="5" calcext:value-type="float">
            <text:p>5</text:p>
          </table:table-cell>
          <table:table-cell table:formula="of:=[.A63]-(28+12*[.H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#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4];[.D64];&quot;'&quot;)" office:value-type="string" office:string-value="'F#5'" calcext:value-type="string">
            <text:p>'F#5'</text:p>
          </table:table-cell>
          <table:table-cell office:value-type="string" calcext:value-type="string">
            <text:p>,</text:p>
          </table:table-cell>
          <table:table-cell/>
          <table:table-cell table:formula="of:=FLOOR( (([.A64]-28)/120)*10)" office:value-type="float" office:value="5" calcext:value-type="float">
            <text:p>5</text:p>
          </table:table-cell>
          <table:table-cell table:formula="of:=[.A64]-(28+12*[.H6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5];[.D65];&quot;'&quot;)" office:value-type="string" office:string-value="'G5'" calcext:value-type="string">
            <text:p>'G5'</text:p>
          </table:table-cell>
          <table:table-cell office:value-type="string" calcext:value-type="string">
            <text:p>,</text:p>
          </table:table-cell>
          <table:table-cell/>
          <table:table-cell table:formula="of:=FLOOR( (([.A65]-28)/120)*10)" office:value-type="float" office:value="5" calcext:value-type="float">
            <text:p>5</text:p>
          </table:table-cell>
          <table:table-cell table:formula="of:=[.A65]-(28+12*[.H6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#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6];[.D66];&quot;'&quot;)" office:value-type="string" office:string-value="'G#5'" calcext:value-type="string">
            <text:p>'G#5'</text:p>
          </table:table-cell>
          <table:table-cell office:value-type="string" calcext:value-type="string">
            <text:p>,</text:p>
          </table:table-cell>
          <table:table-cell/>
          <table:table-cell table:formula="of:=FLOOR( (([.A66]-28)/120)*10)" office:value-type="float" office:value="5" calcext:value-type="float">
            <text:p>5</text:p>
          </table:table-cell>
          <table:table-cell table:formula="of:=[.A66]-(28+12*[.H6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7];[.D67];&quot;'&quot;)" office:value-type="string" office:string-value="'A5'" calcext:value-type="string">
            <text:p>'A5'</text:p>
          </table:table-cell>
          <table:table-cell office:value-type="string" calcext:value-type="string">
            <text:p>,</text:p>
          </table:table-cell>
          <table:table-cell/>
          <table:table-cell table:formula="of:=FLOOR( (([.A67]-28)/120)*10)" office:value-type="float" office:value="5" calcext:value-type="float">
            <text:p>5</text:p>
          </table:table-cell>
          <table:table-cell table:formula="of:=[.A67]-(28+12*[.H6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#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8];[.D68];&quot;'&quot;)" office:value-type="string" office:string-value="'A#5'" calcext:value-type="string">
            <text:p>'A#5'</text:p>
          </table:table-cell>
          <table:table-cell office:value-type="string" calcext:value-type="string">
            <text:p>,</text:p>
          </table:table-cell>
          <table:table-cell/>
          <table:table-cell table:formula="of:=FLOOR( (([.A68]-28)/120)*10)" office:value-type="float" office:value="5" calcext:value-type="float">
            <text:p>5</text:p>
          </table:table-cell>
          <table:table-cell table:formula="of:=[.A68]-(28+12*[.H6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69];[.D69];&quot;'&quot;)" office:value-type="string" office:string-value="'B5'" calcext:value-type="string">
            <text:p>'B5'</text:p>
          </table:table-cell>
          <table:table-cell office:value-type="string" calcext:value-type="string">
            <text:p>,</text:p>
          </table:table-cell>
          <table:table-cell/>
          <table:table-cell table:formula="of:=FLOOR( (([.A69]-28)/120)*10)" office:value-type="float" office:value="5" calcext:value-type="float">
            <text:p>5</text:p>
          </table:table-cell>
          <table:table-cell table:formula="of:=[.A69]-(28+12*[.H6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70];[.D70];&quot;'&quot;)" office:value-type="string" office:string-value="'C5'" calcext:value-type="string">
            <text:p>'C5'</text:p>
          </table:table-cell>
          <table:table-cell office:value-type="string" calcext:value-type="string">
            <text:p>,</text:p>
          </table:table-cell>
          <table:table-cell/>
          <table:table-cell table:formula="of:=FLOOR( (([.A70]-28)/120)*10)" office:value-type="float" office:value="5" calcext:value-type="float">
            <text:p>5</text:p>
          </table:table-cell>
          <table:table-cell table:formula="of:=[.A70]-(28+12*[.H7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71];[.D71];&quot;'&quot;)" office:value-type="string" office:string-value="'C#5'" calcext:value-type="string">
            <text:p>'C#5'</text:p>
          </table:table-cell>
          <table:table-cell office:value-type="string" calcext:value-type="string">
            <text:p>,</text:p>
          </table:table-cell>
          <table:table-cell/>
          <table:table-cell table:formula="of:=FLOOR( (([.A71]-28)/120)*10)" office:value-type="float" office:value="5" calcext:value-type="float">
            <text:p>5</text:p>
          </table:table-cell>
          <table:table-cell table:formula="of:=[.A71]-(28+12*[.H7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72];[.D72];&quot;'&quot;)" office:value-type="string" office:string-value="'D5'" calcext:value-type="string">
            <text:p>'D5'</text:p>
          </table:table-cell>
          <table:table-cell office:value-type="string" calcext:value-type="string">
            <text:p>,</text:p>
          </table:table-cell>
          <table:table-cell/>
          <table:table-cell table:formula="of:=FLOOR( (([.A72]-28)/120)*10)" office:value-type="float" office:value="5" calcext:value-type="float">
            <text:p>5</text:p>
          </table:table-cell>
          <table:table-cell table:formula="of:=[.A72]-(28+12*[.H7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D#</text:p>
          </table:table-cell>
          <table:table-cell office:value-type="float" office:value="5" calcext:value-type="float">
            <text:p>5</text:p>
          </table:table-cell>
          <table:table-cell table:formula="of:=COM.MICROSOFT.CONCAT(&quot;'&quot;;[.C73];[.D73];&quot;'&quot;)" office:value-type="string" office:string-value="'D#5'" calcext:value-type="string">
            <text:p>'D#5'</text:p>
          </table:table-cell>
          <table:table-cell office:value-type="string" calcext:value-type="string">
            <text:p>,</text:p>
          </table:table-cell>
          <table:table-cell/>
          <table:table-cell table:formula="of:=FLOOR( (([.A73]-28)/120)*10)" office:value-type="float" office:value="5" calcext:value-type="float">
            <text:p>5</text:p>
          </table:table-cell>
          <table:table-cell table:formula="of:=[.A73]-(28+12*[.H7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COM.MICROSOFT.CONCAT(&quot;'&quot;;[.C74];[.D74];&quot;'&quot;)" office:value-type="string" office:string-value="'E6'" calcext:value-type="string">
            <text:p>'E6'</text:p>
          </table:table-cell>
          <table:table-cell table:number-columns-repeated="2"/>
          <table:table-cell table:formula="of:=FLOOR( (([.A74]-28)/120)*10)" office:value-type="float" office:value="6" calcext:value-type="float">
            <text:p>6</text:p>
          </table:table-cell>
          <table:table-cell table:formula="of:=[.A74]-(28+12*[.H7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9" table:formula="of:=COM.MICROSOFT.CONCAT(&quot;{&quot;;[.A2:.B74];&quot;}&quot;)" office:value-type="string" office:string-value="{28,29,30,31,32,33,34,35,36,37,38,39,40,41,42,43,44,45,46,47,48,49,50,51,52,53,54,55,56,57,58,59,60,61,62,63,64,65,66,67,68,69,70,71,72,73,74,75,76,77,78,79,80,81,82,83,84,85,86,87,88,89,90,91,92,93,94,95,96,97,98,99,100}" calcext:value-type="string">
            <text:p>{28,29,30,31,32,33,34,35,36,37,38,39,40,41,42,43,44,45,46,47,48,49,50,51,52,53,54,55,56,57,58,59,60,61,62,63,64,65,66,67,68,69,70,71,72,73,74,75,76,77,78,79,80,81,82,83,84,85,86,87,88,89,90,91,92,93,94,95,96,97,98,99,100}</text:p>
          </table:table-cell>
          <table:table-cell table:style-name="Default" table:number-columns-repeated="2"/>
          <table:table-cell table:style-name="ce19" table:formula="of:=COM.MICROSOFT.CONCAT(&quot;{&quot;;[.E2:.F74];&quot;}&quot;)" office:value-type="string" office:string-value="{'E0','F0','F#0','G0','G#0','A0','A#0','B0','C0','C#0','D0','D#0','E1','F1','F#1','G1','G#1','A1','A#1','B1','C1','C#1','D1','D#1','E2','F2','F#2','G2','G#2','A2','A#2','B2','C2','C#2','D2','D#2','E3','F3','F#3','G3','G#3','A3','A#3','B3','C3','C#3','D3','D#3','E4','F4','F#4','G4','G#4','A4','A#4','B4','C4','C#4','D4','D#4','E5','F5','F#5','G5','G#5','A5','A#5','B5','C5','C#5','D5','D#5','E6'}" calcext:value-type="string">
            <text:p>{'E0','F0','F#0','G0','G#0','A0','A#0','B0','C0','C#0','D0','D#0','E1','F1','F#1','G1','G#1','A1','A#1','B1','C1','C#1','D1','D#1','E2','F2','F#2','G2','G#2','A2','A#2','B2','C2','C#2','D2','D#2','E3','F3','F#3','G3','G#3','A3','A#3','B3','C3','C#3','D3','D#3','E4','F4','F#4','G4','G#4','A4','A#4','B4','C4','C#4','D4','D#4','E5','F5','F#5','G5','G#5','A5','A#5','B5','C5','C#5','D5','D#5','E6'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4.0.3$Windows_X86_64 LibreOffice_project/f85e47c08ddd19c015c0114a68350214f7066f5a</meta:generator>
    <dc:date>2023-03-19T12:59:43.172000000</dc:date>
    <meta:editing-duration>PT20H1S</meta:editing-duration>
    <meta:editing-cycles>26</meta:editing-cycles>
    <meta:document-statistic meta:table-count="2" meta:cell-count="944" meta:object-count="0"/>
  </office:meta>
</office:document-meta>
</file>